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61209C6B9022055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2ce7"/>
    </style:style>
    <style:style style:name="P2" style:family="paragraph" style:parent-style-name="Standard">
      <style:paragraph-properties fo:text-align="start" style:justify-single-word="false"/>
      <style:text-properties officeooo:paragraph-rsid="001b2ce7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b2ce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b2ce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b2ce7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b2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6772058056017236232" text:style-name="L1">
        <text:list-item>
          <text:p text:style-name="P4">A carnival ride has a circular wheel with a radius of 3.<text:span text:style-name="T5">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02527485575" text:continue-numbering="true" text:style-name="L1">
        <text:list-item>
          <text:p text:style-name="P4">You are swinging a bucket of water around in a vertical circle, with a radius of 1.<text:span text:style-name="T5">2</text:span> meter<text:span text:style-name="T5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02186263799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903559242598" text:continue-numbering="true" text:style-name="L1">
        <text:list-item>
          <text:p text:style-name="P4">A compact disk will shatter if its rotational rate exceeds 28,<text:span text:style-name="T5">5</text:span>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03383246068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02206338109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5">4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903494284418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02885235637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03307945212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02604104804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03644531340" text:continue-numbering="true" text:style-name="L1">
        <text:list-item>
          <text:p text:style-name="P4">A penny is placed on top of a horizontal turntable, <text:span text:style-name="T5">4</text:span>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1209C6B9022055A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1:09:01.85684770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000555245</meta:creation-date>
    <meta:editing-duration>PT5M24S</meta:editing-duration>
    <meta:editing-cycles>4</meta:editing-cycles>
    <meta:generator>LibreOffice/5.0.6.2$Linux_X86_64 LibreOffice_project/00$Build-2</meta:generator>
    <dc:date>2016-08-29T21:09:01.829990059</dc:date>
    <meta:document-statistic meta:table-count="0" meta:image-count="2" meta:object-count="0" meta:page-count="2" meta:paragraph-count="17" meta:word-count="308" meta:character-count="1607" meta:non-whitespace-character-count="1283"/>
  </office:meta>
</office:document-meta>
</file>